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</office:automatic-styles>
  <office:body>
    <office:text text:use-soft-page-breaks="true">
      <text:p text:style-name="P1">gebruiksrechten verslag</text:p>
      <text:p text:style-name="Standaard">De opdrachtopgever mag de code niet bewerken maar mag wel zeggen wat er goed of fout is. Lex en Tim mogen<text:s/>niet<text:s/>het PHP gedeelte bewerken. Dion<text:s/>en Kutay mogen niet<text:s/>het<text:s/>C# gedeelte bewerken<text:s/>maar we mogen wel<text:s/>zeggen wat er goed of fout is.<text:s/>De opdrachtgever mag alleen iets doen wat het programma vraagt of zegt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im Verheijen</meta:initial-creator>
    <dc:creator>Tim Verheijen</dc:creator>
    <meta:creation-date>2017-04-20T07:08:00Z</meta:creation-date>
    <dc:date>2017-04-20T08:02:00Z</dc:date>
    <meta:template xlink:href="Normal.dotm" xlink:type="simple"/>
    <meta:editing-cycles>2</meta:editing-cycles>
    <meta:editing-duration>PT3240S</meta:editing-duration>
    <meta:document-statistic meta:page-count="1" meta:paragraph-count="1" meta:word-count="51" meta:character-count="333" meta:row-count="2" meta:non-whitespace-character-count="283"/>
  </office:meta>
</office:document-meta>
</file>